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gr6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line draw:style-name="gr1" draw:text-style-name="P1" draw:layer="layout" svg:x1="4cm" svg:y1="2.6cm" svg:x2="4cm" svg:y2="18.8cm">
          <text:p/>
        </draw:line>
        <draw:line draw:style-name="gr1" draw:text-style-name="P1" draw:layer="layout" svg:x1="12.699cm" svg:y1="2.599cm" svg:x2="12.699cm" svg:y2="18.799cm">
          <text:p/>
        </draw:line>
        <draw:line draw:style-name="gr1" draw:text-style-name="P1" draw:layer="layout" svg:x1="19.498cm" svg:y1="2.598cm" svg:x2="19.498cm" svg:y2="18.798cm">
          <text:p/>
        </draw:line>
        <draw:line draw:style-name="gr1" draw:text-style-name="P1" draw:layer="layout" svg:x1="24.197cm" svg:y1="2.597cm" svg:x2="24.197cm" svg:y2="18.797cm">
          <text:p/>
        </draw:line>
        <draw:custom-shape draw:style-name="gr2" draw:text-style-name="P1" draw:layer="layout" svg:width="2.2cm" svg:height="0.6cm" svg:x="1.6cm" svg:y="1.6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01cm" svg:height="0.601cm" svg:x="8.099cm" svg:y="1.599cm">
          <text:p text:style-name="P1">Fw/jav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02cm" svg:height="0.602cm" svg:x="14.398cm" svg:y="1.598cm">
          <text:p text:style-name="P1">Fw/nat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03cm" svg:height="0.602cm" svg:x="21.297cm" svg:y="1.597cm">
          <text:p text:style-name="P1">h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99cm" svg:height="0.604cm" svg:x="25cm" svg:y="1.596cm">
          <text:p text:style-name="P1">driv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298cm" svg:y1="3cm" svg:x2="10.298cm" svg:y2="19.2cm">
          <text:p/>
        </draw:line>
        <draw:custom-shape draw:style-name="gr2" draw:text-style-name="P1" draw:layer="layout" svg:width="2.2cm" svg:height="0.6cm" svg:x="10.299cm" svg:y="19.099cm">
          <text:p text:style-name="P1">jni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cm" svg:height="0.747cm" svg:x="4.1cm" svg:y="5cm">
          <draw:text-box>
            <text:p text:style-name="P2"><text:span text:style-name="T1">Sensor.java</text:span></text:p>
          </draw:text-box>
        </draw:frame>
        <draw:frame draw:style-name="gr4" draw:text-style-name="P2" draw:layer="layout" svg:width="5cm" svg:height="0.747cm" svg:x="4.1cm" svg:y="5.801cm">
          <draw:text-box>
            <text:p text:style-name="P2"><text:span text:style-name="T1">SensorListener.java</text:span></text:p>
          </draw:text-box>
        </draw:frame>
        <draw:frame draw:style-name="gr4" draw:text-style-name="P2" draw:layer="layout" svg:width="5cm" svg:height="0.747cm" svg:x="4.1cm" svg:y="7.502cm">
          <draw:text-box>
            <text:p text:style-name="P2"><text:span text:style-name="T1">SensorEvent.java</text:span></text:p>
          </draw:text-box>
        </draw:frame>
        <draw:frame draw:style-name="gr4" draw:text-style-name="P2" draw:layer="layout" svg:width="5.9cm" svg:height="0.747cm" svg:x="4.1cm" svg:y="8.303cm">
          <draw:text-box>
            <text:p text:style-name="P2"><text:span text:style-name="T1">SensorEventListener.java</text:span></text:p>
          </draw:text-box>
        </draw:frame>
        <draw:frame draw:style-name="gr4" draw:text-style-name="P2" draw:layer="layout" svg:width="5.9cm" svg:height="0.747cm" svg:x="4.1cm" svg:y="9.804cm">
          <draw:text-box>
            <text:p text:style-name="P2"><text:span text:style-name="T1">SensorManager.java</text:span></text:p>
          </draw:text-box>
        </draw:frame>
        <draw:frame draw:style-name="gr4" draw:text-style-name="P2" draw:layer="layout" svg:width="6.7cm" svg:height="0.747cm" svg:x="4.1cm" svg:y="10.805cm">
          <draw:text-box>
            <text:p text:style-name="P2"><text:span text:style-name="T1">SystemSensorManager.java</text:span></text:p>
          </draw:text-box>
        </draw:frame>
        <draw:frame draw:style-name="gr4" draw:text-style-name="P2" draw:layer="layout" svg:width="3.2cm" svg:height="15.131cm" svg:x="0.6cm" svg:y="3.8cm">
          <draw:text-box>
            <text:p text:style-name="P2"><text:span text:style-name="T1">Step1:</text:span></text:p>
            <text:p text:style-name="P2"><text:span text:style-name="T1">获取</text:span><text:span text:style-name="T1">Sensor</text:span><text:span text:style-name="T1">管理器对象</text:span></text:p>
            <text:p text:style-name="P2"><text:span text:style-name="T1">GetSystemService</text:span></text:p>
            <text:p text:style-name="P2"><text:span text:style-name="T1"/></text:p>
            <text:p text:style-name="P2"><text:span text:style-name="T1">Step2:</text:span></text:p>
            <text:p text:style-name="P2"><text:span text:style-name="T1">获取</text:span><text:span text:style-name="T1">Sensor</text:span><text:span text:style-name="T1">实例对象</text:span></text:p>
            <text:p text:style-name="P2"><text:span text:style-name="T1">sm.getDefaultSensor</text:span></text:p>
            <text:p text:style-name="P2"><text:span text:style-name="T1"/></text:p>
            <text:p text:style-name="P2"><text:span text:style-name="T1">Step3:</text:span></text:p>
            <text:p text:style-name="P2"><text:span text:style-name="T1">定义事件监听器对象</text:span></text:p>
            <text:p text:style-name="P2"><text:span text:style-name="T1">new SensorEventListener</text:span></text:p>
            <text:p text:style-name="P2"><text:span text:style-name="T1"/></text:p>
            <text:p text:style-name="P2"><text:span text:style-name="T1">Step4:</text:span></text:p>
            <text:p text:style-name="P2"><text:span text:style-name="T1">注册事件监听器</text:span></text:p>
            <text:p text:style-name="P2"><text:span text:style-name="T1">sm.registerListener</text:span></text:p>
            <text:p text:style-name="P2"><text:span text:style-name="T1"/></text:p>
            <text:p text:style-name="P2"><text:span text:style-name="T1">Step5:</text:span></text:p>
            <text:p text:style-name="P2"><text:span text:style-name="T1">卸载事件监听器</text:span></text:p>
            <text:p text:style-name="P2"><text:span text:style-name="T1">sm.unregisterListener</text:span></text:p>
          </draw:text-box>
        </draw:frame>
        <draw:frame draw:style-name="gr5" draw:text-style-name="P2" draw:layer="layout" svg:width="0.997cm" svg:height="10.8cm" svg:x="11.4cm" svg:y="5.2cm">
          <draw:text-box>
            <text:p text:style-name="P2"><text:span text:style-name="T1">android_hardware_SensorManager.cpp</text:span></text:p>
          </draw:text-box>
        </draw:frame>
        <draw:line draw:style-name="gr3" draw:text-style-name="P1" draw:layer="layout" svg:x1="15.697cm" svg:y1="2.999cm" svg:x2="15.697cm" svg:y2="19.199cm">
          <text:p/>
        </draw:line>
        <draw:custom-shape draw:style-name="gr2" draw:text-style-name="P1" draw:layer="layout" svg:width="2.2cm" svg:height="0.6cm" svg:x="13.198cm" svg:y="19.098cm">
          <text:p text:style-name="P1">lib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cm" svg:height="0.747cm" svg:x="12.5cm" svg:y="5.001cm">
          <draw:text-box>
            <text:p text:style-name="P2"><text:span text:style-name="T1">Sensor.cpp</text:span></text:p>
          </draw:text-box>
        </draw:frame>
        <draw:frame draw:style-name="gr4" draw:text-style-name="P2" draw:layer="layout" svg:width="3.4cm" svg:height="1.243cm" svg:x="12.5cm" svg:y="6.102cm">
          <draw:text-box>
            <text:p text:style-name="P2"><text:span text:style-name="T1">SensorEventQueue.cpp</text:span></text:p>
          </draw:text-box>
        </draw:frame>
        <draw:frame draw:style-name="gr4" draw:text-style-name="P2" draw:layer="layout" svg:width="3.4cm" svg:height="1.243cm" svg:x="12.5cm" svg:y="8.202cm">
          <draw:text-box>
            <text:p text:style-name="P2"><text:span text:style-name="T1">SensorManager.cpp</text:span></text:p>
          </draw:text-box>
        </draw:frame>
        <draw:frame draw:style-name="gr4" draw:text-style-name="P2" draw:layer="layout" svg:width="3.4cm" svg:height="1.243cm" svg:x="12.5cm" svg:y="9.902cm">
          <draw:text-box>
            <text:p text:style-name="P2"><text:span text:style-name="T1">ISensorServer.cpp</text:span></text:p>
          </draw:text-box>
        </draw:frame>
        <draw:frame draw:style-name="gr4" draw:text-style-name="P2" draw:layer="layout" svg:width="3.4cm" svg:height="1.739cm" svg:x="12.5cm" svg:y="11.902cm">
          <draw:text-box>
            <text:p text:style-name="P2"><text:span text:style-name="T1">ISensorEventConnection.cpp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ngjia </meta:initial-creator>
    <meta:creation-date>2014-05-27T09:01:57</meta:creation-date>
    <dc:date>2014-05-27T10:54:06</dc:date>
    <dc:creator>wangjia </dc:creator>
    <meta:editing-duration>PT1H47M31S</meta:editing-duration>
    <meta:editing-cycles>3</meta:editing-cycles>
    <meta:generator>LibreOffice/3.5$Linux_X86_64 LibreOffice_project/350m1$Build-2</meta:generator>
    <meta:document-statistic meta:object-count="49"/>
  </office:meta>
</office:document-meta>
</file>